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91b" officeooo:paragraph-rsid="001e191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191b" officeooo:paragraph-rsid="001e191b" style:font-weight-asian="bold" style:font-weight-complex="bold"/>
    </style:style>
    <style:style style:name="P4" style:family="paragraph" style:parent-style-name="Standard">
      <style:text-properties officeooo:rsid="001e191b" officeooo:paragraph-rsid="001e191b"/>
    </style:style>
    <style:style style:name="P5" style:family="paragraph" style:parent-style-name="Standard">
      <style:text-properties officeooo:rsid="001e191b" officeooo:paragraph-rsid="00224342"/>
    </style:style>
    <style:style style:name="P6" style:family="paragraph" style:parent-style-name="Standard">
      <style:text-properties officeooo:rsid="00219d52" officeooo:paragraph-rsid="00219d52"/>
    </style:style>
    <style:style style:name="P7" style:family="paragraph" style:parent-style-name="Standard">
      <style:text-properties fo:font-weight="bold" officeooo:rsid="001e191b" officeooo:paragraph-rsid="001e191b" style:font-weight-asian="bold" style:font-weight-complex="bold"/>
    </style:style>
    <style:style style:name="P8" style:family="paragraph" style:parent-style-name="Standard">
      <style:text-properties fo:font-weight="bold" officeooo:rsid="001e191b" officeooo:paragraph-rsid="002241af" style:font-weight-asian="bold" style:font-weight-complex="bold"/>
    </style:style>
    <style:style style:name="P9" style:family="paragraph" style:parent-style-name="Standard">
      <style:text-properties officeooo:rsid="002241af" officeooo:paragraph-rsid="002241af"/>
    </style:style>
    <style:style style:name="P10" style:family="paragraph" style:parent-style-name="Standard">
      <style:text-properties officeooo:rsid="002241af" officeooo:paragraph-rsid="00224342"/>
    </style:style>
    <style:style style:name="P11" style:family="paragraph" style:parent-style-name="Standard">
      <style:text-properties officeooo:rsid="00224342" officeooo:paragraph-rsid="00224342"/>
    </style:style>
    <style:style style:name="T1" style:family="text">
      <style:text-properties officeooo:rsid="00219d52"/>
    </style:style>
    <style:style style:name="T2" style:family="text">
      <style:text-properties officeooo:rsid="002241af"/>
    </style:style>
    <style:style style:name="T3" style:family="text">
      <style:text-properties officeooo:rsid="001e191b"/>
    </style:style>
    <style:style style:name="T4" style:family="text">
      <style:text-properties fo:font-size="14pt"/>
    </style:style>
    <style:style style:name="T5" style:family="text">
      <style:text-properties officeooo:rsid="00224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 que classe o construtor a seguir pertence?</text:p>
      <text:p text:style-name="P2">public Student(String nome)</text:p>
      <text:p text:style-name="P1"/>
      <text:p text:style-name="P1"><text:span text:style-name="T1">R: </text:span>Como tem o nome “Student” <text:span text:style-name="T1">e</text:span> um construtor deve carregar o mesmo nome da classe, esse construtor pertence a classe Student.</text:p>
      <text:p text:style-name="P1"/>
      <text:p text:style-name="P3">2. Quantos parâmetros o construtor a seguir tem e quais são os seus tipos?</text:p>
      <text:p text:style-name="P3">public Book(String titulo, double preco)</text:p>
      <text:p text:style-name="P1"/>
      <text:p text:style-name="P1"><text:span text:style-name="T1">R: </text:span>Nos argumentos deste construtor temos 2 parâmetros, titulo <text:span text:style-name="T1">tipo string</text:span> e preco <text:span text:style-name="T1">do tipo double</text:span>.</text:p>
      <text:p text:style-name="P1"/>
      <text:p text:style-name="P3">3. Compare os métodos getPreco e getSaldo da classe MaquinaBilhete. Quais são</text:p>
      <text:p text:style-name="P3">as diferenças entre eles?</text:p>
      <text:p text:style-name="P1"/>
      <text:p text:style-name="P6">R: A única diferença está no que elas retornam. Mas a assinatura é a mesma excetuando, é claro, o nome do método.</text:p>
      <text:p text:style-name="P1"/>
      <text:p text:style-name="P3">4. Se uma chamada para getPreco puder ser caracterizada como “Quanto custam os</text:p>
      <text:p text:style-name="P3">bilhetes?”, como você caracterizaria uma chamada getSaldo?</text:p>
      <text:p text:style-name="P1"/>
      <text:p text:style-name="P6">R: “Qual o meu saldo atualmente?”</text:p>
      <text:p text:style-name="P1"/>
      <text:p text:style-name="P3">5. Altere a classe MaquinaBilhete e defina um método de acesso, getTotal, que</text:p>
      <text:p text:style-name="P3">retorne o valor do campo total.</text:p>
      <text:p text:style-name="P1"/>
      <text:p text:style-name="P6">R: <text:tab/>public int getTotal() {</text:p>
      <text:p text:style-name="P6"><text:tab/><text:tab/>return total;</text:p>
      <text:p text:style-name="P6"><text:tab/>}</text:p>
      <text:p text:style-name="P1"/>
      <text:p text:style-name="P3">6. Compare as assinaturas de método de getPreco e imprimeBilhete. Além de seus</text:p>
      <text:p text:style-name="P3">nomes, qual a principal diferença entre elas?</text:p>
      <text:p text:style-name="P1"/>
      <text:p text:style-name="P6">R: O tipo de retorno, pois imprimeBilhere não tem valor de retorno e getPreco retornará um inteiro.</text:p>
      <text:p text:style-name="P1"/>
      <text:p text:style-name="P3">7. Como podemos afirmar examinando apenas o cabeçalho que setPreco é um método e não um construtor?</text:p>
      <text:p text:style-name="P1">public void setPrice(int custo)</text:p>
      <text:p text:style-name="P1"/>
      <text:p text:style-name="P6">R: Construtores devem ter, por convenção, nomenclatura com iniciais de palavras em caixa alta. Outra motivo é a declaração de tipo, o qual não é feito em um construtor.</text:p>
      <text:p text:style-name="P1"/>
      <text:p text:style-name="P3">8. Os métodos modificadores são aqueles usados para atribuir valores aos atributos de um objeto. Eles são comumente nomeados como setAlgo. Complete o código do método setPreco com assinatura definida na questão anterior, para que ele atribua o valor do parâmetro ao atributo preco da classe MaquinaBilhete.</text:p>
      <text:p text:style-name="P1"/>
      <text:p text:style-name="P9">R: <text:tab/>public void setPreco(int preco){</text:p>
      <text:p text:style-name="P9"><text:tab/><text:tab/>this.preco = preco;</text:p>
      <text:p text:style-name="P1"><text:tab/><text:span text:style-name="T2">}</text:span></text:p>
      <text:p text:style-name="P1"/>
      <text:p text:style-name="P1"/>
      <text:p text:style-name="P1"/>
      <text:p text:style-name="P3"><text:soft-page-break/>9. Adicione um método chamado prompt à classe. O método não deve retornar valor e nem recebe parâmetro. Ele deve imprimir na tela a seguinte mensagem:</text:p>
      <text:p text:style-name="P8">Por favor, insira a quantidade correta de moedas.</text:p>
      <text:p text:style-name="P9"/>
      <text:p text:style-name="P9">R: <text:tab/>public void prompt(){</text:p>
      <text:p text:style-name="P9"><text:tab/><text:tab/>System.out.println(“<text:span text:style-name="T3">Por favor, insira a quantidade correta de moedas.</text:span>”);<text:tab/><text:tab/></text:p>
      <text:p text:style-name="P9"><text:tab/><text:span text:style-name="T4">}</text:span></text:p>
      <text:p text:style-name="P1"/>
      <text:p text:style-name="P3">10. Adicione um método mostrarPreco à classe. O método não retorna valor e não recebe parâmetro. Ele deve imprimir algo como:</text:p>
      <text:p text:style-name="P3">O preço do bilhete é xxx centavos.</text:p>
      <text:p text:style-name="P1"/>
      <text:p text:style-name="P9">R: <text:tab/>public void <text:s/><text:span text:style-name="T3">mostrarPreco</text:span>(){</text:p>
      <text:p text:style-name="P9"><text:tab/><text:tab/>System.out.println(“O preço do bilhete é: ” + preco + “ centavos”);</text:p>
      <text:p text:style-name="P1"><text:tab/><text:span text:style-name="T2">}</text:span></text:p>
      <text:p text:style-name="P1"/>
      <text:p text:style-name="P3">11. Modifique o construtor da classe MaquinaBilhete de modo que ele não tenha nenhum parâmetro. Em vez disso, o preço do bilhete deve ser fixado em 1000 centavos. Que efeito isso tem quando você constrói objetos da classe?</text:p>
      <text:p text:style-name="P1"/>
      <text:p text:style-name="P9">R: <text:tab/>public MaquinaBilhete() {</text:p>
      <text:p text:style-name="P9"><text:tab/><text:tab/>this.preco = 1000;</text:p>
      <text:p text:style-name="P9"><text:tab/><text:tab/>this.saldo = 0;</text:p>
      <text:p text:style-name="P9"><text:tab/><text:tab/>this.total = 0;</text:p>
      <text:p text:style-name="P9"><text:tab/>}</text:p>
      <text:p text:style-name="P9">Agora na hora de instanciar um objeto, não passamos mais nenhum valor.</text:p>
      <text:p text:style-name="P9"/>
      <text:p text:style-name="P9"><text:tab/>MaquinaBilhete variável = New <text:s/>MaquinaBilhete();</text:p>
      <text:p text:style-name="P9"/>
      <text:p text:style-name="P3">12. Faça agora dois construtores na classe MaquinaBilhete. Um deve aceitar um único parâmetro que especifique o preço e o outro não deve aceitar nenhum parâmetro e configurar o preço para ser um valor padrão a sua escolha. Teste a sua implementação criando máquinas por meio de dois construtores diferentes.</text:p>
      <text:p text:style-name="P1"/>
      <text:p text:style-name="P10">R: <text:tab/>public MaquinaBilhete(<text:span text:style-name="T5">int preco</text:span>) {</text:p>
      <text:p text:style-name="P10"><text:tab/><text:tab/>this.preco = <text:span text:style-name="T5">preco</text:span>;</text:p>
      <text:p text:style-name="P10"><text:tab/><text:tab/>this.saldo = 0;</text:p>
      <text:p text:style-name="P10"><text:tab/><text:tab/>this.total = 0;</text:p>
      <text:p text:style-name="P10"><text:tab/>}</text:p>
      <text:p text:style-name="P10"><text:tab/>public MaquinaBilhete() {</text:p>
      <text:p text:style-name="P10"><text:tab/><text:tab/>this.preco = 1000;</text:p>
      <text:p text:style-name="P10"><text:tab/><text:tab/>this.saldo = 0;</text:p>
      <text:p text:style-name="P10"><text:tab/><text:tab/>this.total = 0;</text:p>
      <text:p text:style-name="P10"><text:tab/>}</text:p>
      <text:p text:style-name="P5"/>
      <text:p text:style-name="P3">13. Altere o método inserirValores para que ele só aceite valores maiores que zero, caso contrário, deverá mostrar uma mensagem indicando que o valor e inválido.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5">R: <text:tab/></text:span>public void inserirValores(int quantia) {</text:p>
      <text:p text:style-name="P5"><text:tab/><text:tab/><text:span text:style-name="T5">if (quantia &lt;= 0 ){</text:span></text:p>
      <text:p text:style-name="P11"><text:tab/><text:tab/><text:tab/>prompt(); //chamada da função da questão 9.</text:p>
      <text:p text:style-name="P11"><text:tab/><text:tab/>}</text:p>
      <text:p text:style-name="P11"><text:tab/><text:tab/>else {</text:p>
      <text:p text:style-name="P5"><text:tab/><text:tab/><text:tab/>saldo = saldo + quantia;</text:p>
      <text:p text:style-name="P5"><text:tab/><text:tab/><text:span text:style-name="T5">}</text:span></text:p>
      <text:p text:style-name="P5"><text:tab/>}</text:p>
      <text:p text:style-name="P1"/>
      <text:p text:style-name="P3">14. Altere o método imprimeBilhete para que ele só imprima o bilhete se tiver inserido dinheiro suficiente para pagar o bilhete, caso contrário, deve mostrar o quanto falta para completar.</text:p>
      <text:p text:style-name="P3"/>
      <text:p text:style-name="P11">R: <text:tab/>public void imprimeBilhete() {</text:p>
      <text:p text:style-name="P11"><text:tab/><text:tab/>//Simula a impressão de um bilhete.</text:p>
      <text:p text:style-name="P11"><text:tab/><text:tab/></text:p>
      <text:p text:style-name="P11"><text:tab/><text:tab/>if (saldo &gt;= preco){</text:p>
      <text:p text:style-name="P11"><text:tab/><text:tab/><text:tab/>System.out.println("#################");</text:p>
      <text:p text:style-name="P11"><text:tab/><text:tab/><text:tab/>System.out.println("#<text:tab/> <text:s text:c="7"/>Bilhete<text:tab/> <text:s text:c="4"/>#");</text:p>
      <text:p text:style-name="P11"><text:tab/><text:tab/><text:tab/>System.out.println("# " + preco + " centavos.#");</text:p>
      <text:p text:style-name="P11"><text:tab/><text:tab/><text:tab/>System.out.println("#################");</text:p>
      <text:p text:style-name="P11"><text:tab/><text:tab/><text:tab/>//Atualiza o total coletado com o saldo.</text:p>
      <text:p text:style-name="P11"><text:tab/><text:tab/><text:tab/>total = total + saldo;</text:p>
      <text:p text:style-name="P11"><text:tab/><text:tab/><text:tab/>saldo = 0;</text:p>
      <text:p text:style-name="P11"><text:tab/><text:tab/>}</text:p>
      <text:p text:style-name="P11"><text:tab/><text:tab/>else</text:p>
      <text:p text:style-name="P11"><text:tab/><text:tab/><text:tab/>prompt();</text:p>
      <text:p text:style-name="P1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10:25:16.724356095</meta:creation-date>
    <dc:date>2021-02-03T09:47:54.872769962</dc:date>
    <meta:editing-duration>PT8H37M34S</meta:editing-duration>
    <meta:editing-cycles>3</meta:editing-cycles>
    <meta:generator>LibreOffice/7.0.4.2$Linux_X86_64 LibreOffice_project/dcf040e67528d9187c66b2379df5ea4407429775</meta:generator>
    <meta:document-statistic meta:table-count="0" meta:image-count="0" meta:object-count="0" meta:page-count="3" meta:paragraph-count="81" meta:word-count="671" meta:character-count="4195" meta:non-whitespace-character-count="3495"/>
  </office:meta>
</office:document-meta>
</file>